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400000076E09CDA55EB905654.png" manifest:media-type="image/png"/>
  <manifest:file-entry manifest:full-path="Pictures/10000201000002B6000000F8DB55B9F32853F5A8.png" manifest:media-type="image/png"/>
  <manifest:file-entry manifest:full-path="Pictures/10000201000002D200000092CCD7D75AFD07F378.png" manifest:media-type="image/png"/>
  <manifest:file-entry manifest:full-path="Pictures/10000201000002A600000093DEB5E56FB9B17878.png" manifest:media-type="image/png"/>
  <manifest:file-entry manifest:full-path="Pictures/10000201000002BF00000073F9E03A8984BB3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fed" officeooo:paragraph-rsid="00015fed"/>
    </style:style>
    <style:style style:name="P2" style:family="paragraph" style:parent-style-name="Standard">
      <style:text-properties fo:font-weight="bold" officeooo:rsid="00015fed" officeooo:paragraph-rsid="00015f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873cm" svg:y="1.175cm" svg:width="17cm" svg:height="2.78cm" draw:z-index="0"><draw:image xlink:href="Pictures/10000201000002BF00000073F9E03A8984BB33C3.png" xlink:type="simple" xlink:show="embed" xlink:actuate="onLoad" loext:mime-type="image/png"/></draw:frame>Week3</text:p>
      <text:p text:style-name="P1"><draw:frame draw:style-name="fr1" draw:name="Image2" text:anchor-type="char" svg:x="0.688cm" svg:y="1.09cm" svg:width="17cm" svg:height="3.685cm" draw:z-index="1"><draw:image xlink:href="Pictures/10000201000002A600000093DEB5E56FB9B17878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x="1.005cm" svg:y="0.259cm" svg:width="17cm" svg:height="3.436cm" draw:z-index="2"><draw:image xlink:href="Pictures/10000201000002D200000092CCD7D75AFD07F378.png" xlink:type="simple" xlink:show="embed" xlink:actuate="onLoad" loext:mime-type="image/png"/></draw:frame><draw:frame draw:style-name="fr1" draw:name="Image4" text:anchor-type="char" svg:x="0.556cm" svg:y="4.128cm" svg:width="17cm" svg:height="2.833cm" draw:z-index="3"><draw:image xlink:href="Pictures/10000201000002C400000076E09CDA55EB905654.png" xlink:type="simple" xlink:show="embed" xlink:actuate="onLoad" loext:mime-type="image/png"/></draw:frame></text:p>
      <text:p text:style-name="P1"/>
      <text:p text:style-name="P2">Week4</text:p>
      <text:p text:style-name="P2"/>
      <text:p text:style-name="P2"><draw:frame draw:style-name="fr1" draw:name="Image5" text:anchor-type="char" svg:x="0cm" svg:y="0.471cm" svg:width="17cm" svg:height="6.075cm" draw:z-index="4"><draw:image xlink:href="Pictures/10000201000002B6000000F8DB55B9F32853F5A8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4:26:57.760997660</meta:creation-date>
    <dc:date>2022-04-01T14:47:08.953738271</dc:date>
    <meta:editing-duration>PT10M1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1" meta:paragraph-count="2" meta:word-count="2" meta:character-count="10" meta:non-whitespace-character-count="10"/>
  </office:meta>
</office:document-meta>
</file>